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Method I</text:p>
          </table:table-cell>
          <table:table-cell office:value-type="string" calcext:value-type="string">
            <text:p>Absolute Error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Method II</text:p>
          </table:table-cell>
          <table:table-cell office:value-type="string" calcext:value-type="string">
            <text:p>Absolute Error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Method III</text:p>
          </table:table-cell>
          <table:table-cell office:value-type="string" calcext:value-type="string">
            <text:p>Absolute Error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/>
          <table:table-cell office:value-type="float" office:value="5.0041" calcext:value-type="float">
            <text:p>5.0041</text:p>
          </table:table-cell>
          <table:table-cell table:formula="of:=ABS([.B2]-5)" office:value-type="float" office:value="0.00410000000000021" calcext:value-type="float">
            <text:p>0.0041</text:p>
          </table:table-cell>
          <table:table-cell table:formula="of:=POWER([.B2]-[.B11]; 2)" office:value-type="float" office:value="0.001024" calcext:value-type="float">
            <text:p>0.001024</text:p>
          </table:table-cell>
          <table:table-cell office:value-type="float" office:value="5.0022" calcext:value-type="float">
            <text:p>5.0022</text:p>
          </table:table-cell>
          <table:table-cell table:formula="of:=ABS([.E2]-5)" office:value-type="float" office:value="0.0022000000000002" calcext:value-type="float">
            <text:p>0.0022</text:p>
          </table:table-cell>
          <table:table-cell table:formula="of:=POWER([.E2]-[.E11]; 2)" office:value-type="float" office:value="0.00000473062499999727" calcext:value-type="float">
            <text:p>4.73062499999727E-06</text:p>
          </table:table-cell>
          <table:table-cell office:value-type="float" office:value="5.1012" calcext:value-type="float">
            <text:p>5.1012</text:p>
          </table:table-cell>
          <table:table-cell table:formula="of:=ABS([.H2]-5)" office:value-type="float" office:value="0.1012" calcext:value-type="float">
            <text:p>0.1012</text:p>
          </table:table-cell>
          <table:table-cell table:formula="of:=POWER([.H2]-[.H11]; 2)" office:value-type="float" office:value="0.00000915062499999496" calcext:value-type="float">
            <text:p>9.15062499999496E-06</text:p>
          </table:table-cell>
        </table:table-row>
        <table:table-row table:style-name="ro1">
          <table:table-cell/>
          <table:table-cell office:value-type="float" office:value="5.0151" calcext:value-type="float">
            <text:p>5.0151</text:p>
          </table:table-cell>
          <table:table-cell table:formula="of:=ABS([.B3]-5)" office:value-type="float" office:value="0.0151000000000003" calcext:value-type="float">
            <text:p>0.0151</text:p>
          </table:table-cell>
          <table:table-cell table:formula="of:=POWER([.B3]-[.B11]; 2)" office:value-type="float" office:value="0.000440999999999996" calcext:value-type="float">
            <text:p>0.000441</text:p>
          </table:table-cell>
          <table:table-cell office:value-type="float" office:value="5.0011" calcext:value-type="float">
            <text:p>5.0011</text:p>
          </table:table-cell>
          <table:table-cell table:formula="of:=ABS([.E3]-5)" office:value-type="float" office:value="0.0011000000000001" calcext:value-type="float">
            <text:p>0.0011</text:p>
          </table:table-cell>
          <table:table-cell table:formula="of:=POWER([.E3]-[.E11]; 2)" office:value-type="float" office:value="0.0000107256249999965" calcext:value-type="float">
            <text:p>1.07256249999965E-05</text:p>
          </table:table-cell>
          <table:table-cell office:value-type="float" office:value="5.1112" calcext:value-type="float">
            <text:p>5.1112</text:p>
          </table:table-cell>
          <table:table-cell table:formula="of:=ABS([.H3]-5)" office:value-type="float" office:value="0.1112" calcext:value-type="float">
            <text:p>0.1112</text:p>
          </table:table-cell>
          <table:table-cell table:formula="of:=POWER([.H3]-[.H11]; 2)" office:value-type="float" office:value="0.0000486506250000086" calcext:value-type="float">
            <text:p>4.86506250000086E-05</text:p>
          </table:table-cell>
        </table:table-row>
        <table:table-row table:style-name="ro1">
          <table:table-cell/>
          <table:table-cell office:value-type="float" office:value="5.0991" calcext:value-type="float">
            <text:p>5.0991</text:p>
          </table:table-cell>
          <table:table-cell table:formula="of:=ABS([.B4]-5)" office:value-type="float" office:value="0.0991" calcext:value-type="float">
            <text:p>0.0991</text:p>
          </table:table-cell>
          <table:table-cell table:formula="of:=POWER([.B4]-[.B11]; 2)" office:value-type="float" office:value="0.00396899999999996" calcext:value-type="float">
            <text:p>0.003969</text:p>
          </table:table-cell>
          <table:table-cell office:value-type="float" office:value="5.0101" calcext:value-type="float">
            <text:p>5.0101</text:p>
          </table:table-cell>
          <table:table-cell table:formula="of:=ABS([.E4]-5)" office:value-type="float" office:value="0.0101000000000004" calcext:value-type="float">
            <text:p>0.010100000000001</text:p>
          </table:table-cell>
          <table:table-cell table:formula="of:=POWER([.E4]-[.E11]; 2)" office:value-type="float" office:value="0.0000327756250000099" calcext:value-type="float">
            <text:p>3.27756250000099E-05</text:p>
          </table:table-cell>
          <table:table-cell office:value-type="float" office:value="5.1023" calcext:value-type="float">
            <text:p>5.1023</text:p>
          </table:table-cell>
          <table:table-cell table:formula="of:=ABS([.H4]-5)" office:value-type="float" office:value="0.1023" calcext:value-type="float">
            <text:p>0.1023</text:p>
          </table:table-cell>
          <table:table-cell table:formula="of:=POWER([.H4]-[.H11]; 2)" office:value-type="float" office:value="0.00000370562499999982" calcext:value-type="float">
            <text:p>3.70562499999982E-06</text:p>
          </table:table-cell>
        </table:table-row>
        <table:table-row table:style-name="ro1">
          <table:table-cell/>
          <table:table-cell office:value-type="float" office:value="5.0261" calcext:value-type="float">
            <text:p>5.0261</text:p>
          </table:table-cell>
          <table:table-cell table:formula="of:=ABS([.B5]-5)" office:value-type="float" office:value="0.0260999999999996" calcext:value-type="float">
            <text:p>0.0261</text:p>
          </table:table-cell>
          <table:table-cell table:formula="of:=POWER([.B5]-[.B11]; 2)" office:value-type="float" office:value="0.000100000000000014" calcext:value-type="float">
            <text:p>0.0001</text:p>
          </table:table-cell>
          <table:table-cell office:value-type="float" office:value="5.0041" calcext:value-type="float">
            <text:p>5.0041</text:p>
          </table:table-cell>
          <table:table-cell table:formula="of:=ABS([.E5]-5)" office:value-type="float" office:value="0.00410000000000021" calcext:value-type="float">
            <text:p>0.0041</text:p>
          </table:table-cell>
          <table:table-cell table:formula="of:=POWER([.E5]-[.E11]; 2)" office:value-type="float" office:value="0.0000000756249999996475" calcext:value-type="float">
            <text:p>7.56249999996475E-08</text:p>
          </table:table-cell>
          <table:table-cell office:value-type="float" office:value="5.1022" calcext:value-type="float">
            <text:p>5.1022</text:p>
          </table:table-cell>
          <table:table-cell table:formula="of:=ABS([.H5]-5)" office:value-type="float" office:value="0.1022" calcext:value-type="float">
            <text:p>0.1022</text:p>
          </table:table-cell>
          <table:table-cell table:formula="of:=POWER([.H5]-[.H11]; 2)" office:value-type="float" office:value="0.00000410062499999887" calcext:value-type="float">
            <text:p>4.10062499999887E-06</text:p>
          </table:table-cell>
        </table:table-row>
        <table:table-row table:style-name="ro1">
          <table:table-cell office:value-type="string" calcext:value-type="string">
            <text:p>Total Absolute Error</text:p>
          </table:table-cell>
          <table:table-cell table:formula="of:=SUM([.C2:.C5])" office:value-type="float" office:value="0.1444" calcext:value-type="float">
            <text:p>0.1444</text:p>
          </table:table-cell>
          <table:table-cell table:number-columns-repeated="2"/>
          <table:table-cell table:formula="of:=SUM([.F2:.F5])" office:value-type="float" office:value="0.017500000000001" calcext:value-type="float">
            <text:p>0.017500000000001</text:p>
          </table:table-cell>
          <table:table-cell table:number-columns-repeated="2"/>
          <table:table-cell table:formula="of:=SUM([.I2:.I5])" office:value-type="float" office:value="0.4169" calcext:value-type="float">
            <text:p>0.4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Absolute Error</text:p>
          </table:table-cell>
          <table:table-cell table:formula="of:=[.B6]/4" office:value-type="float" office:value="0.0361" calcext:value-type="float">
            <text:p>0.0361</text:p>
          </table:table-cell>
          <table:table-cell table:number-columns-repeated="2"/>
          <table:table-cell table:formula="of:=[.E6]/4" office:value-type="float" office:value="0.00437500000000024" calcext:value-type="float">
            <text:p>0.004375</text:p>
          </table:table-cell>
          <table:table-cell table:number-columns-repeated="2"/>
          <table:table-cell table:formula="of:=[.H6]/4" office:value-type="float" office:value="0.104225" calcext:value-type="float">
            <text:p>0.104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Value</text:p>
          </table:table-cell>
          <table:table-cell table:formula="of:=MIN([.B2:.B5])" office:value-type="float" office:value="5.0041" calcext:value-type="float">
            <text:p>5.0041</text:p>
          </table:table-cell>
          <table:table-cell table:number-columns-repeated="2"/>
          <table:table-cell table:formula="of:=MIN([.E1:.E4])" office:value-type="float" office:value="5.0011" calcext:value-type="float">
            <text:p>5.0011</text:p>
          </table:table-cell>
          <table:table-cell table:number-columns-repeated="2"/>
          <table:table-cell table:formula="of:=MIN([.H2:.H5])" office:value-type="float" office:value="5.1012" calcext:value-type="float">
            <text:p>5.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Value</text:p>
          </table:table-cell>
          <table:table-cell table:formula="of:=MAX([.B2:.B5])" office:value-type="float" office:value="5.0991" calcext:value-type="float">
            <text:p>5.0991</text:p>
          </table:table-cell>
          <table:table-cell table:number-columns-repeated="2"/>
          <table:table-cell table:formula="of:=MAX([.E1:.E4])" office:value-type="float" office:value="5.0101" calcext:value-type="float">
            <text:p>5.0101</text:p>
          </table:table-cell>
          <table:table-cell table:number-columns-repeated="2"/>
          <table:table-cell table:formula="of:=MAX([.H2:.H5])" office:value-type="float" office:value="5.1112" calcext:value-type="float">
            <text:p>5.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9]-[.B8]" office:value-type="float" office:value="0.0949999999999998" calcext:value-type="float">
            <text:p>0.095</text:p>
          </table:table-cell>
          <table:table-cell table:number-columns-repeated="2"/>
          <table:table-cell table:formula="of:=[.E9]-[.E8]" office:value-type="float" office:value="0.00900000000000034" calcext:value-type="float">
            <text:p>0.009</text:p>
          </table:table-cell>
          <table:table-cell table:number-columns-repeated="2"/>
          <table:table-cell table:formula="of:=[.H9]-[.H8]" office:value-type="float" office:value="0.00999999999999979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formula="of:=SUM([.B2:.B5])/4" office:value-type="float" office:value="5.0361" calcext:value-type="float">
            <text:p>5.0361</text:p>
          </table:table-cell>
          <table:table-cell table:number-columns-repeated="2"/>
          <table:table-cell table:formula="of:=SUM([.E2:.E5])/4" office:value-type="float" office:value="5.004375" calcext:value-type="float">
            <text:p>5.004375</text:p>
          </table:table-cell>
          <table:table-cell table:number-columns-repeated="2"/>
          <table:table-cell table:formula="of:=SUM([.H2:.H5])/4" office:value-type="float" office:value="5.104225" calcext:value-type="float">
            <text:p>5.104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 Variance</text:p>
          </table:table-cell>
          <table:table-cell table:formula="of:=SUM([.D2:.D5])/(4-1)" office:value-type="float" office:value="0.00184466666666666" calcext:value-type="float">
            <text:p>0.001844666666667</text:p>
          </table:table-cell>
          <table:table-cell table:number-columns-repeated="2"/>
          <table:table-cell table:formula="of:=SUM([.G2:.G5])/(4-1)" office:value-type="float" office:value="0.0000161025000000011" calcext:value-type="float">
            <text:p>1.61025000000011E-05</text:p>
          </table:table-cell>
          <table:table-cell table:number-columns-repeated="2"/>
          <table:table-cell table:formula="of:=SUM([.J2:.J5])/(4-1)" office:value-type="float" office:value="0.0000218691666666674" calcext:value-type="float">
            <text:p>2.18691666666674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 Standard Deviation</text:p>
          </table:table-cell>
          <table:table-cell table:formula="of:=SQRT([.B12])" office:value-type="float" office:value="0.0429495828462473" calcext:value-type="float">
            <text:p>0.042949582846247</text:p>
          </table:table-cell>
          <table:table-cell table:number-columns-repeated="2"/>
          <table:table-cell table:formula="of:=SQRT([.E12])" office:value-type="float" office:value="0.0040127920454468" calcext:value-type="float">
            <text:p>0.004012792045447</text:p>
          </table:table-cell>
          <table:table-cell table:number-columns-repeated="2"/>
          <table:table-cell table:formula="of:=SQRT([.H12])" office:value-type="float" office:value="0.00467644808232353" calcext:value-type="float">
            <text:p>0.00467644808232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ABS([.B2]-5)" office:value-type="float" office:value="0.00410000000000021" calcext:value-type="float">
            <text:p>0.0041</text:p>
          </table:table-cell>
          <table:table-cell table:formula="of:=ABS([.E2]-5)" office:value-type="float" office:value="0.0022000000000002" calcext:value-type="float">
            <text:p>0.0022</text:p>
          </table:table-cell>
          <table:table-cell table:formula="of:=ABS([.H2]-5)" office:value-type="float" office:value="0.1012" calcext:value-type="float">
            <text:p>0.1012</text:p>
          </table:table-cell>
          <table:table-cell table:number-columns-repeated="6"/>
        </table:table-row>
        <table:table-row table:style-name="ro1">
          <table:table-cell/>
          <table:table-cell table:formula="of:=ABS([.B3]-5)" office:value-type="float" office:value="0.0151000000000003" calcext:value-type="float">
            <text:p>0.0151</text:p>
          </table:table-cell>
          <table:table-cell table:formula="of:=ABS([.E3]-5)" office:value-type="float" office:value="0.0011000000000001" calcext:value-type="float">
            <text:p>0.0011</text:p>
          </table:table-cell>
          <table:table-cell table:formula="of:=ABS([.H3]-5)" office:value-type="float" office:value="0.1112" calcext:value-type="float">
            <text:p>0.1112</text:p>
          </table:table-cell>
          <table:table-cell table:number-columns-repeated="6"/>
        </table:table-row>
        <table:table-row table:style-name="ro1">
          <table:table-cell/>
          <table:table-cell table:formula="of:=ABS([.B4]-5)" office:value-type="float" office:value="0.0991" calcext:value-type="float">
            <text:p>0.0991</text:p>
          </table:table-cell>
          <table:table-cell table:formula="of:=ABS([.E4]-5)" office:value-type="float" office:value="0.0101000000000004" calcext:value-type="float">
            <text:p>0.010100000000001</text:p>
          </table:table-cell>
          <table:table-cell table:formula="of:=ABS([.H4]-5)" office:value-type="float" office:value="0.1023" calcext:value-type="float">
            <text:p>0.1023</text:p>
          </table:table-cell>
          <table:table-cell table:number-columns-repeated="6"/>
        </table:table-row>
        <table:table-row table:style-name="ro1">
          <table:table-cell/>
          <table:table-cell table:formula="of:=ABS([.B5]-5)" office:value-type="float" office:value="0.0260999999999996" calcext:value-type="float">
            <text:p>0.0261</text:p>
          </table:table-cell>
          <table:table-cell table:formula="of:=ABS([.E5]-5)" office:value-type="float" office:value="0.00410000000000021" calcext:value-type="float">
            <text:p>0.0041</text:p>
          </table:table-cell>
          <table:table-cell table:formula="of:=ABS([.H5]-5)" office:value-type="float" office:value="0.1022" calcext:value-type="float">
            <text:p>0.1022</text:p>
          </table:table-cell>
          <table:table-cell table:number-columns-repeated="6"/>
        </table:table-row>
        <table:table-row table:style-name="ro1">
          <table:table-cell/>
          <table:table-cell table:formula="of:=SUM([.B17:.B20])" office:value-type="float" office:value="0.1444" calcext:value-type="float">
            <text:p>0.1444</text:p>
          </table:table-cell>
          <table:table-cell table:formula="of:=SUM([.C17:.C20])" office:value-type="float" office:value="0.017500000000001" calcext:value-type="float">
            <text:p>0.017500000000001</text:p>
          </table:table-cell>
          <table:table-cell table:formula="of:=SUM([.D17:.D20])" office:value-type="float" office:value="0.4169" calcext:value-type="float">
            <text:p>0.416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 number:title="User-defined">
      <number:number number:decimal-places="5" loext:min-decimal-places="5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number-style style:name="N125" number:title="User-defined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4" loext:min-decimal-places="4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7:51:50.818531424</meta:creation-date>
    <dc:date>2022-01-17T17:06:00.633150233</dc:date>
    <meta:editing-duration>PT3H1M28S</meta:editing-duration>
    <meta:editing-cycles>2</meta:editing-cycles>
    <meta:generator>LibreOffice/6.4.7.2$Linux_X86_64 LibreOffice_project/40$Build-2</meta:generator>
    <meta:document-statistic meta:table-count="1" meta:cell-count="92" meta:object-count="0"/>
  </office:meta>
</office:document-meta>
</file>